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" svg:font-family="文泉驛微米黑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16383*"/>
    </style:style>
    <style:style style:name="表格1.D" style:family="table-column">
      <style:table-column-properties style:column-width="4.251cm" style:rel-column-width="16386*"/>
    </style:style>
    <style:style style:name="表格1.A1" style:family="table-cell">
      <style:table-cell-properties fo:background-color="#e6e6e6" fo:padding="0.097cm" fo:border="0.05pt solid #000000">
        <style:background-image/>
      </style:table-cell-properties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B" style:family="table-column">
      <style:table-column-properties style:column-width="8.5cm" style:rel-column-width="32768*"/>
    </style:style>
    <style:style style:name="表格2.A1" style:family="table-cell">
      <style:table-cell-properties fo:background-color="#e6e6e6" fo:padding="0.097cm" fo:border="0.05pt solid #000000">
        <style:background-image/>
      </style:table-cell-properties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3.401cm" style:rel-column-width="13107*"/>
    </style:style>
    <style:style style:name="表格3.A1" style:family="table-cell">
      <style:table-cell-properties fo:background-color="#e6e6e6" fo:padding="0.097cm" fo:border="0.05pt solid #000000">
        <style:background-image/>
      </style:table-cell-properties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3.399cm"/>
    </style:style>
    <style:style style:name="表格4.B" style:family="table-column">
      <style:table-column-properties style:column-width="3.401cm"/>
    </style:style>
    <style:style style:name="表格4.C" style:family="table-column">
      <style:table-column-properties style:column-width="3.307cm"/>
    </style:style>
    <style:style style:name="表格4.D" style:family="table-column">
      <style:table-column-properties style:column-width="3.201cm"/>
    </style:style>
    <style:style style:name="表格4.E" style:family="table-column">
      <style:table-column-properties style:column-width="3.704cm"/>
    </style:style>
    <style:style style:name="表格4.A1" style:family="table-cell">
      <style:table-cell-properties fo:background-color="#e6e6e6" fo:padding="0.097cm" fo:border="0.05pt solid #000000">
        <style:background-image/>
      </style:table-cell-properties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none" fo:border-top="none" fo:border-bottom="0.05pt solid #000000"/>
    </style:style>
    <style:style style:name="表格4.D2" style:family="table-cell">
      <style:table-cell-properties fo:padding="0.097cm" fo:border-left="0.05pt solid #000000" fo:border-right="none" fo:border-top="none" fo:border-bottom="0.05pt solid #000000"/>
    </style:style>
    <style:style style:name="表格4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2.011cm"/>
    </style:style>
    <style:style style:name="表格5.B" style:family="table-column">
      <style:table-column-properties style:column-width="1.879cm"/>
    </style:style>
    <style:style style:name="表格5.C" style:family="table-column">
      <style:table-column-properties style:column-width="1.799cm"/>
    </style:style>
    <style:style style:name="表格5.E" style:family="table-column">
      <style:table-column-properties style:column-width="2.196cm"/>
    </style:style>
    <style:style style:name="表格5.F" style:family="table-column">
      <style:table-column-properties style:column-width="2.593cm"/>
    </style:style>
    <style:style style:name="表格5.G" style:family="table-column">
      <style:table-column-properties style:column-width="4.524cm"/>
    </style:style>
    <style:style style:name="表格5.A1" style:family="table-cell">
      <style:table-cell-properties fo:background-color="#e6e6e6" fo:padding="0.097cm" fo:border="0.05pt solid #000000">
        <style:background-image/>
      </style:table-cell-properties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none" fo:border-top="none" fo:border-bottom="0.05pt solid #000000"/>
    </style:style>
    <style:style style:name="表格5.D2" style:family="table-cell">
      <style:table-cell-properties fo:padding="0.097cm" fo:border-left="0.05pt solid #000000" fo:border-right="none" fo:border-top="none" fo:border-bottom="0.05pt solid #000000"/>
    </style:style>
    <style:style style:name="表格5.E2" style:family="table-cell">
      <style:table-cell-properties fo:padding="0.097cm" fo:border-left="0.05pt solid #000000" fo:border-right="none" fo:border-top="none" fo:border-bottom="0.05pt solid #000000"/>
    </style:style>
    <style:style style:name="表格5.F2" style:family="table-cell">
      <style:table-cell-properties fo:padding="0.097cm" fo:border-left="0.05pt solid #000000" fo:border-right="none" fo:border-top="none" fo:border-bottom="0.05pt solid #000000"/>
    </style:style>
    <style:style style:name="表格5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212cm"/>
    </style:style>
    <style:style style:name="表格6.B" style:family="table-column">
      <style:table-column-properties style:column-width="3.281cm"/>
    </style:style>
    <style:style style:name="表格6.C" style:family="table-column">
      <style:table-column-properties style:column-width="5.398cm"/>
    </style:style>
    <style:style style:name="表格6.D" style:family="table-column">
      <style:table-column-properties style:column-width="3.122cm"/>
    </style:style>
    <style:style style:name="表格6.A1" style:family="table-cell">
      <style:table-cell-properties fo:background-color="#e6e6e6" fo:padding="0.097cm" fo:border="0.05pt solid #000000">
        <style:background-image/>
      </style:table-cell-properties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none" fo:border-top="none" fo:border-bottom="0.05pt solid #000000"/>
    </style:style>
    <style:style style:name="表格6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2.833cm" style:rel-column-width="10922*"/>
    </style:style>
    <style:style style:name="表格7.F" style:family="table-column">
      <style:table-column-properties style:column-width="2.835cm" style:rel-column-width="10925*"/>
    </style:style>
    <style:style style:name="表格7.A1" style:family="table-cell">
      <style:table-cell-properties fo:background-color="#e6e6e6" fo:padding="0.097cm" fo:border="0.05pt solid #000000">
        <style:background-image/>
      </style:table-cell-properties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none" fo:border-top="none" fo:border-bottom="0.05pt solid #000000"/>
    </style:style>
    <style:style style:name="表格7.D2" style:family="table-cell">
      <style:table-cell-properties fo:padding="0.097cm" fo:border-left="0.05pt solid #000000" fo:border-right="none" fo:border-top="none" fo:border-bottom="0.05pt solid #000000"/>
    </style:style>
    <style:style style:name="表格7.E2" style:family="table-cell">
      <style:table-cell-properties fo:padding="0.097cm" fo:border-left="0.05pt solid #000000" fo:border-right="none" fo:border-top="none" fo:border-bottom="0.05pt solid #000000"/>
    </style:style>
    <style:style style:name="表格7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2.011cm"/>
    </style:style>
    <style:style style:name="表格8.B" style:family="table-column">
      <style:table-column-properties style:column-width="1.879cm"/>
    </style:style>
    <style:style style:name="表格8.C" style:family="table-column">
      <style:table-column-properties style:column-width="1.799cm"/>
    </style:style>
    <style:style style:name="表格8.E" style:family="table-column">
      <style:table-column-properties style:column-width="2.196cm"/>
    </style:style>
    <style:style style:name="表格8.F" style:family="table-column">
      <style:table-column-properties style:column-width="2.593cm"/>
    </style:style>
    <style:style style:name="表格8.G" style:family="table-column">
      <style:table-column-properties style:column-width="4.524cm"/>
    </style:style>
    <style:style style:name="表格8.A1" style:family="table-cell">
      <style:table-cell-properties fo:background-color="#e6e6e6" fo:padding="0.097cm" fo:border="0.05pt solid #000000">
        <style:background-image/>
      </style:table-cell-properties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none" fo:border-top="none" fo:border-bottom="0.05pt solid #000000"/>
    </style:style>
    <style:style style:name="表格8.D2" style:family="table-cell">
      <style:table-cell-properties fo:padding="0.097cm" fo:border-left="0.05pt solid #000000" fo:border-right="none" fo:border-top="none" fo:border-bottom="0.05pt solid #000000"/>
    </style:style>
    <style:style style:name="表格8.E2" style:family="table-cell">
      <style:table-cell-properties fo:padding="0.097cm" fo:border-left="0.05pt solid #000000" fo:border-right="none" fo:border-top="none" fo:border-bottom="0.05pt solid #000000"/>
    </style:style>
    <style:style style:name="表格8.F2" style:family="table-cell">
      <style:table-cell-properties fo:padding="0.097cm" fo:border-left="0.05pt solid #000000" fo:border-right="none" fo:border-top="none" fo:border-bottom="0.05pt solid #000000"/>
    </style:style>
    <style:style style:name="表格8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3.399cm"/>
    </style:style>
    <style:style style:name="表格9.B" style:family="table-column">
      <style:table-column-properties style:column-width="3.189cm"/>
    </style:style>
    <style:style style:name="表格9.C" style:family="table-column">
      <style:table-column-properties style:column-width="3.307cm"/>
    </style:style>
    <style:style style:name="表格9.D" style:family="table-column">
      <style:table-column-properties style:column-width="3.598cm"/>
    </style:style>
    <style:style style:name="表格9.E" style:family="table-column">
      <style:table-column-properties style:column-width="3.519cm"/>
    </style:style>
    <style:style style:name="表格9.A1" style:family="table-cell">
      <style:table-cell-properties fo:background-color="#e6e6e6" fo:padding="0.097cm" fo:border="0.05pt solid #000000">
        <style:background-image/>
      </style:table-cell-properties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none" fo:border-top="none" fo:border-bottom="0.05pt solid #000000"/>
    </style:style>
    <style:style style:name="表格9.D2" style:family="table-cell">
      <style:table-cell-properties fo:padding="0.097cm" fo:border-left="0.05pt solid #000000" fo:border-right="none" fo:border-top="none" fo:border-bottom="0.05pt solid #000000"/>
    </style:style>
    <style:style style:name="表格9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5.212cm"/>
    </style:style>
    <style:style style:name="表格10.B" style:family="table-column">
      <style:table-column-properties style:column-width="3.281cm"/>
    </style:style>
    <style:style style:name="表格10.C" style:family="table-column">
      <style:table-column-properties style:column-width="5.398cm"/>
    </style:style>
    <style:style style:name="表格10.D" style:family="table-column">
      <style:table-column-properties style:column-width="3.122cm"/>
    </style:style>
    <style:style style:name="表格10.A1" style:family="table-cell">
      <style:table-cell-properties fo:background-color="#e6e6e6" fo:padding="0.097cm" fo:border="0.05pt solid #000000">
        <style:background-image/>
      </style:table-cell-properties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none" fo:border-top="none" fo:border-bottom="0.05pt solid #000000"/>
    </style:style>
    <style:style style:name="表格10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8.5cm" style:rel-column-width="32767*"/>
    </style:style>
    <style:style style:name="表格11.B" style:family="table-column">
      <style:table-column-properties style:column-width="8.5cm" style:rel-column-width="32768*"/>
    </style:style>
    <style:style style:name="表格11.A1" style:family="table-cell">
      <style:table-cell-properties fo:background-color="#e6e6e6" fo:padding="0.097cm" fo:border="0.05pt solid #000000">
        <style:background-image/>
      </style:table-cell-properties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8.5cm" style:rel-column-width="32767*"/>
    </style:style>
    <style:style style:name="表格12.B" style:family="table-column">
      <style:table-column-properties style:column-width="8.5cm" style:rel-column-width="32768*"/>
    </style:style>
    <style:style style:name="表格12.A1" style:family="table-cell">
      <style:table-cell-properties fo:background-color="#e6e6e6" fo:padding="0.097cm" fo:border="0.05pt solid #000000">
        <style:background-image/>
      </style:table-cell-properties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2.429cm" style:rel-column-width="9362*"/>
    </style:style>
    <style:style style:name="表格13.G" style:family="table-column">
      <style:table-column-properties style:column-width="2.429cm" style:rel-column-width="9363*"/>
    </style:style>
    <style:style style:name="表格13.A1" style:family="table-cell">
      <style:table-cell-properties fo:background-color="#e6e6e6" fo:padding="0.097cm" fo:border="0.05pt solid #000000">
        <style:background-image/>
      </style:table-cell-properties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none" fo:border-top="none" fo:border-bottom="0.05pt solid #000000"/>
    </style:style>
    <style:style style:name="表格13.D2" style:family="table-cell">
      <style:table-cell-properties fo:padding="0.097cm" fo:border-left="0.05pt solid #000000" fo:border-right="none" fo:border-top="none" fo:border-bottom="0.05pt solid #000000"/>
    </style:style>
    <style:style style:name="表格13.E2" style:family="table-cell">
      <style:table-cell-properties fo:padding="0.097cm" fo:border-left="0.05pt solid #000000" fo:border-right="none" fo:border-top="none" fo:border-bottom="0.05pt solid #000000"/>
    </style:style>
    <style:style style:name="表格13.F2" style:family="table-cell">
      <style:table-cell-properties fo:padding="0.097cm" fo:border-left="0.05pt solid #000000" fo:border-right="none" fo:border-top="none" fo:border-bottom="0.05pt solid #000000"/>
    </style:style>
    <style:style style:name="表格1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aeb23" officeooo:paragraph-rsid="001aeb23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aeb23" officeooo:paragraph-rsid="001aeb23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c369d" officeooo:paragraph-rsid="001c369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eca4d" officeooo:paragraph-rsid="001eca4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46172" officeooo:paragraph-rsid="0024617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94279" officeooo:paragraph-rsid="00294279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becc0" officeooo:paragraph-rsid="002becc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e1270" officeooo:paragraph-rsid="002e127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42a2cd" officeooo:paragraph-rsid="0042a2c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tyle="normal" officeooo:rsid="001aeb23" officeooo:paragraph-rsid="001aeb23" style:font-style-asian="normal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officeooo:rsid="001aeb23" officeooo:paragraph-rsid="001aeb23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fo:color="#3465a4" style:text-line-through-style="none" style:text-line-through-type="none" fo:font-style="normal" style:text-underline-style="solid" style:text-underline-width="auto" style:text-underline-color="font-color" fo:font-weight="bold" officeooo:rsid="001aeb23" officeooo:paragraph-rsid="001aeb23" style:font-style-asian="normal" style:font-weight-asian="bold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3465a4" style:text-underline-style="solid" style:text-underline-width="auto" style:text-underline-color="font-color" fo:font-weight="bold" officeooo:rsid="001aeb23" officeooo:paragraph-rsid="001aeb2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3465a4" style:text-underline-style="solid" style:text-underline-width="auto" style:text-underline-color="font-color" fo:font-weight="bold" officeooo:rsid="0027b758" officeooo:paragraph-rsid="0027b75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3465a4" style:text-underline-style="solid" style:text-underline-width="auto" style:text-underline-color="font-color" fo:font-weight="bold" officeooo:rsid="00327cd0" officeooo:paragraph-rsid="00327cd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3465a4" style:text-underline-style="solid" style:text-underline-width="auto" style:text-underline-color="font-color" fo:font-weight="bold" officeooo:rsid="0042a2cd" officeooo:paragraph-rsid="0042a2c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3465a4" officeooo:rsid="001eca4d" officeooo:paragraph-rsid="001eca4d"/>
    </style:style>
    <style:style style:name="P19" style:family="paragraph" style:parent-style-name="Table_20_Contents">
      <style:paragraph-properties fo:text-align="center" style:justify-single-word="false"/>
      <style:text-properties fo:color="#3465a4" officeooo:rsid="00246172" officeooo:paragraph-rsid="00246172"/>
    </style:style>
    <style:style style:name="P20" style:family="paragraph" style:parent-style-name="Table_20_Contents">
      <style:paragraph-properties fo:text-align="center" style:justify-single-word="false"/>
      <style:text-properties fo:color="#3465a4" officeooo:rsid="00294279" officeooo:paragraph-rsid="00294279"/>
    </style:style>
    <style:style style:name="P21" style:family="paragraph" style:parent-style-name="Table_20_Contents">
      <style:paragraph-properties fo:text-align="center" style:justify-single-word="false"/>
      <style:text-properties fo:color="#3465a4" officeooo:rsid="002becc0" officeooo:paragraph-rsid="002becc0"/>
    </style:style>
    <style:style style:name="P22" style:family="paragraph" style:parent-style-name="Table_20_Contents">
      <style:paragraph-properties fo:text-align="center" style:justify-single-word="false"/>
      <style:text-properties fo:color="#3465a4" officeooo:rsid="002bf092" officeooo:paragraph-rsid="002bf092"/>
    </style:style>
    <style:style style:name="P23" style:family="paragraph" style:parent-style-name="Table_20_Contents">
      <style:paragraph-properties fo:text-align="center" style:justify-single-word="false"/>
      <style:text-properties fo:color="#3465a4" style:text-underline-style="none" fo:font-weight="normal" officeooo:rsid="0031b701" officeooo:paragraph-rsid="0031b701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3465a4" officeooo:rsid="00327cd0" officeooo:paragraph-rsid="00327cd0"/>
    </style:style>
    <style:style style:name="P25" style:family="paragraph" style:parent-style-name="Table_20_Contents">
      <style:paragraph-properties fo:text-align="center" style:justify-single-word="false"/>
      <style:text-properties fo:color="#3465a4" officeooo:rsid="0042a2cd" officeooo:paragraph-rsid="0042a2cd"/>
    </style:style>
    <style:style style:name="P26" style:family="paragraph" style:parent-style-name="Table_20_Contents">
      <style:paragraph-properties fo:text-align="center" style:justify-single-word="false"/>
      <style:text-properties officeooo:rsid="001c369d" officeooo:paragraph-rsid="001c369d"/>
    </style:style>
    <style:style style:name="P27" style:family="paragraph" style:parent-style-name="Table_20_Contents">
      <style:paragraph-properties fo:text-align="center" style:justify-single-word="false"/>
      <style:text-properties officeooo:rsid="001eca4d" officeooo:paragraph-rsid="001eca4d"/>
    </style:style>
    <style:style style:name="P28" style:family="paragraph" style:parent-style-name="Table_20_Contents">
      <style:paragraph-properties fo:text-align="center" style:justify-single-word="false"/>
      <style:text-properties officeooo:rsid="00246172" officeooo:paragraph-rsid="00246172"/>
    </style:style>
    <style:style style:name="P29" style:family="paragraph" style:parent-style-name="Table_20_Contents">
      <style:paragraph-properties fo:text-align="center" style:justify-single-word="false"/>
      <style:text-properties officeooo:rsid="0027b758" officeooo:paragraph-rsid="0027b758"/>
    </style:style>
    <style:style style:name="P30" style:family="paragraph" style:parent-style-name="Table_20_Contents">
      <style:paragraph-properties fo:text-align="center" style:justify-single-word="false"/>
      <style:text-properties officeooo:rsid="00294279" officeooo:paragraph-rsid="00294279"/>
    </style:style>
    <style:style style:name="P31" style:family="paragraph" style:parent-style-name="Table_20_Contents">
      <style:paragraph-properties fo:text-align="center" style:justify-single-word="false"/>
      <style:text-properties officeooo:rsid="002becc0" officeooo:paragraph-rsid="002becc0"/>
    </style:style>
    <style:style style:name="P32" style:family="paragraph" style:parent-style-name="Table_20_Contents">
      <style:paragraph-properties fo:text-align="center" style:justify-single-word="false"/>
      <style:text-properties officeooo:rsid="002e1270" officeooo:paragraph-rsid="002e1270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text-underline-style="none" fo:font-weight="normal" officeooo:rsid="0031b701" officeooo:paragraph-rsid="0031b701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officeooo:rsid="00327cd0" officeooo:paragraph-rsid="00327cd0"/>
    </style:style>
    <style:style style:name="P35" style:family="paragraph" style:parent-style-name="Table_20_Contents">
      <style:paragraph-properties fo:text-align="center" style:justify-single-word="false"/>
      <style:text-properties officeooo:rsid="0042a2cd" officeooo:paragraph-rsid="0042a2cd"/>
    </style:style>
    <style:style style:name="P36" style:family="paragraph" style:parent-style-name="Standard">
      <style:text-properties officeooo:rsid="001aeb23" officeooo:paragraph-rsid="001aeb23"/>
    </style:style>
    <style:style style:name="P3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officeooo:rsid="00393a5d" officeooo:paragraph-rsid="00393a5d" style:font-size-asian="14pt" style:font-size-complex="14pt"/>
    </style:style>
    <style:style style:name="P39" style:family="paragraph" style:parent-style-name="Standard">
      <style:text-properties fo:font-size="14pt" fo:font-style="normal" officeooo:rsid="0042a2cd" officeooo:paragraph-rsid="0042a2cd" style:font-size-asian="14pt" style:font-style-asian="normal" style:font-size-complex="14pt" style:font-style-complex="normal"/>
    </style:style>
    <style:style style:name="P40" style:family="paragraph" style:parent-style-name="Standard">
      <style:text-properties officeooo:rsid="001d8103" officeooo:paragraph-rsid="001d8103"/>
    </style:style>
    <style:style style:name="P41" style:family="paragraph" style:parent-style-name="Standard">
      <style:text-properties officeooo:rsid="0020eab1" officeooo:paragraph-rsid="0020eab1"/>
    </style:style>
    <style:style style:name="P42" style:family="paragraph" style:parent-style-name="Standard">
      <style:text-properties officeooo:rsid="0022c29d" officeooo:paragraph-rsid="0022c29d"/>
    </style:style>
    <style:style style:name="P43" style:family="paragraph" style:parent-style-name="Standard">
      <style:text-properties officeooo:rsid="002612ef" officeooo:paragraph-rsid="002612ef"/>
    </style:style>
    <style:style style:name="P44" style:family="paragraph" style:parent-style-name="Standard">
      <style:text-properties officeooo:rsid="002a49a0" officeooo:paragraph-rsid="002a49a0"/>
    </style:style>
    <style:style style:name="P45" style:family="paragraph" style:parent-style-name="Standard">
      <style:text-properties officeooo:rsid="002bf092" officeooo:paragraph-rsid="002bf092"/>
    </style:style>
    <style:style style:name="P46" style:family="paragraph" style:parent-style-name="Standard">
      <style:text-properties officeooo:rsid="002ef11d" officeooo:paragraph-rsid="002ef11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1aeb23" officeooo:paragraph-rsid="001aeb23" style:font-weight-asian="bold" style:font-weight-complex="bold"/>
    </style:style>
    <style:style style:name="P48" style:family="paragraph" style:parent-style-name="Standard">
      <style:text-properties officeooo:rsid="0031b701" officeooo:paragraph-rsid="0031b701"/>
    </style:style>
    <style:style style:name="P49" style:family="paragraph" style:parent-style-name="Standard">
      <style:text-properties officeooo:rsid="0032ebde" officeooo:paragraph-rsid="0032ebde"/>
    </style:style>
    <style:style style:name="P50" style:family="paragraph" style:parent-style-name="Standard">
      <style:text-properties officeooo:rsid="003713d5" officeooo:paragraph-rsid="003713d5"/>
    </style:style>
    <style:style style:name="P51" style:family="paragraph" style:parent-style-name="Standard">
      <style:text-properties officeooo:rsid="00393a5d" officeooo:paragraph-rsid="00393a5d"/>
    </style:style>
    <style:style style:name="P52" style:family="paragraph" style:parent-style-name="Standard">
      <style:text-properties fo:font-style="normal" officeooo:rsid="00393a5d" officeooo:paragraph-rsid="00393a5d" style:font-style-asian="normal" style:font-style-complex="normal"/>
    </style:style>
    <style:style style:name="P53" style:family="paragraph" style:parent-style-name="Standard">
      <style:text-properties fo:font-style="normal" officeooo:rsid="003dcc10" officeooo:paragraph-rsid="00435a9f" style:font-style-asian="normal" style:font-style-complex="normal"/>
    </style:style>
    <style:style style:name="P54" style:family="paragraph" style:parent-style-name="Standard">
      <style:text-properties fo:font-style="normal" officeooo:rsid="00404303" officeooo:paragraph-rsid="00404303" style:font-style-asian="normal" style:font-style-complex="normal"/>
    </style:style>
    <style:style style:name="P55" style:family="paragraph" style:parent-style-name="Standard">
      <style:text-properties fo:font-style="normal" officeooo:rsid="0042a2cd" officeooo:paragraph-rsid="0042a2cd" style:font-style-asian="normal" style:font-style-complex="normal"/>
    </style:style>
    <style:style style:name="P56" style:family="paragraph" style:parent-style-name="Standard">
      <style:text-properties officeooo:rsid="002d7c26" officeooo:paragraph-rsid="002d7c26"/>
    </style:style>
    <style:style style:name="P57" style:family="paragraph" style:parent-style-name="Standard">
      <style:text-properties officeooo:rsid="004589ed" officeooo:paragraph-rsid="004589ed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font-style="normal" officeooo:rsid="003dcc10" officeooo:paragraph-rsid="00435a9f" style:font-style-asian="normal" style:font-style-complex="normal"/>
    </style:style>
    <style:style style:name="P59" style:family="paragraph" style:parent-style-name="Standard">
      <style:text-properties fo:font-style="normal" officeooo:rsid="0042a2cd" officeooo:paragraph-rsid="0042a2cd" style:font-style-asian="normal" style:font-style-complex="normal"/>
    </style:style>
    <style:style style:name="T1" style:family="text">
      <style:text-properties officeooo:rsid="001aeb2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3465a4"/>
    </style:style>
    <style:style style:name="T4" style:family="text">
      <style:text-properties officeooo:rsid="001c369d"/>
    </style:style>
    <style:style style:name="T5" style:family="text">
      <style:text-properties officeooo:rsid="0030a193"/>
    </style:style>
    <style:style style:name="T6" style:family="text">
      <style:text-properties officeooo:rsid="0031b701"/>
    </style:style>
    <style:style style:name="T7" style:family="text">
      <style:text-properties officeooo:rsid="00327550"/>
    </style:style>
    <style:style style:name="T8" style:family="text">
      <style:text-properties officeooo:rsid="00393a5d"/>
    </style:style>
    <style:style style:name="T9" style:family="text">
      <style:text-properties officeooo:rsid="003b262c"/>
    </style:style>
    <style:style style:name="T10" style:family="text">
      <style:text-properties officeooo:rsid="003bd6ce"/>
    </style:style>
    <style:style style:name="T11" style:family="text">
      <style:text-properties officeooo:rsid="003dcc10"/>
    </style:style>
    <style:style style:name="T12" style:family="text">
      <style:text-properties officeooo:rsid="003f025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42a2cd"/>
    </style:style>
    <style:style style:name="T16" style:family="text">
      <style:text-properties officeooo:rsid="0044abfd"/>
    </style:style>
    <style:style style:name="T17" style:family="text">
      <style:text-properties fo:color="#000000"/>
    </style:style>
    <style:style style:name="T18" style:family="text">
      <style:text-properties fo:color="#000000"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I. </text:span>Before Normalization:</text:p>
      <text:p text:style-name="Standard"/>
      <text:p text:style-name="P56">Based on my ER Diagram in Assignment #1b.</text:p>
      <text:p text:style-name="P57"><text:a xlink:type="simple" xlink:href="https://raw.githubusercontent.com/yuwen41200/php-guide/master/rdbms/practice1.png" text:style-name="Internet_20_link" text:visited-style-name="Visited_20_Internet_20_Link"><text:span text:style-name="T18">https://raw.githubusercontent.com/yuwen41200/php-guide/master/rdbms/practice1.png</text:span></text:a></text:p>
      <text:p text:style-name="P47"/>
      <text:p text:style-name="P36"><text:span text:style-name="T2">Underscored and bold font</text:span> means primary keys.</text:p>
      <text:p text:style-name="P36"><text:span text:style-name="T3">Blue font</text:span> means foreign keys.</text:p>
      <text:p text:style-name="P42">a → b is a <text:span text:style-name="T8">non-trivial </text:span>functional dependency <text:span text:style-name="T11">in the relation</text:span>.</text:p>
      <text:p text:style-name="Standard"/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table:number-columns-spanned="4" office:value-type="string">
            <text:p text:style-name="P12">professor</text:p>
          </table:table-cell>
          <table:covered-table-cell/>
          <table:covered-table-cell/>
          <table:covered-table-cell/>
        </table:table-row>
        <table:table-row>
          <table:table-cell table:style-name="表格1.C2" office:value-type="string">
            <text:p text:style-name="P3">id</text:p>
          </table:table-cell>
          <table:table-cell table:style-name="表格1.C2" office:value-type="string">
            <text:p text:style-name="P2">name</text:p>
          </table:table-cell>
          <table:table-cell table:style-name="表格1.C2" office:value-type="string">
            <text:p text:style-name="P2">area</text:p>
          </table:table-cell>
          <table:table-cell table:style-name="表格1.D2" office:value-type="string">
            <text:p text:style-name="P11">rank</text:p>
          </table:table-cell>
        </table:table-row>
      </table:table>
      <text:p text:style-name="P36"/>
      <text:p text:style-name="P36">id → name, area, rank</text:p>
      <text:p text:style-name="P36"/>
      <table:table table:name="表格2" table:style-name="表格2">
        <table:table-column table:style-name="表格2.A"/>
        <table:table-column table:style-name="表格2.B"/>
        <table:table-row>
          <table:table-cell table:style-name="表格2.A1" table:number-columns-spanned="2" office:value-type="string">
            <text:p text:style-name="P2">lead<text:span text:style-name="T7">er</text:span></text:p>
          </table:table-cell>
          <table:covered-table-cell/>
        </table:table-row>
        <table:table-row>
          <table:table-cell table:style-name="表格2.A2" office:value-type="string">
            <text:p text:style-name="P13">professor.<text:span text:style-name="T4">id</text:span></text:p>
          </table:table-cell>
          <table:table-cell table:style-name="表格2.B2" office:value-type="string">
            <text:p text:style-name="P14">project.<text:span text:style-name="T4">id</text:span></text:p>
          </table:table-cell>
        </table:table-row>
      </table:table>
      <text:p text:style-name="P36"/>
      <text:p text:style-name="P36"/>
      <table:table table:name="表格3" table:style-name="表格3">
        <table:table-column table:style-name="表格3.A" table:number-columns-repeated="5"/>
        <table:table-row>
          <table:table-cell table:style-name="表格3.A1" table:number-columns-spanned="5" office:value-type="string">
            <text:p text:style-name="P26">projec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3.D2" office:value-type="string">
            <text:p text:style-name="P4">id</text:p>
          </table:table-cell>
          <table:table-cell table:style-name="表格3.D2" office:value-type="string">
            <text:p text:style-name="P26">sponsor</text:p>
          </table:table-cell>
          <table:table-cell table:style-name="表格3.D2" office:value-type="string">
            <text:p text:style-name="P26">start_time</text:p>
          </table:table-cell>
          <table:table-cell table:style-name="表格3.D2" office:value-type="string">
            <text:p text:style-name="P26">end_time</text:p>
          </table:table-cell>
          <table:table-cell table:style-name="表格3.E2" office:value-type="string">
            <text:p text:style-name="P26">budget</text:p>
          </table:table-cell>
        </table:table-row>
      </table:table>
      <text:p text:style-name="P36"/>
      <text:p text:style-name="P40">id → sponsor, start_time, end_time, budget</text:p>
      <text:p text:style-name="P40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row>
          <table:table-cell table:style-name="表格4.A1" table:number-columns-spanned="5" office:value-type="string">
            <text:p text:style-name="P27">lab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4.A2" office:value-type="string">
            <text:p text:style-name="P5">id</text:p>
          </table:table-cell>
          <table:table-cell table:style-name="表格4.B2" office:value-type="string">
            <text:p text:style-name="P27">name</text:p>
          </table:table-cell>
          <table:table-cell table:style-name="表格4.C2" office:value-type="string">
            <text:p text:style-name="P27">location</text:p>
          </table:table-cell>
          <table:table-cell table:style-name="表格4.D2" office:value-type="string">
            <text:p text:style-name="P18">professor.id</text:p>
          </table:table-cell>
          <table:table-cell table:style-name="表格4.E2" office:value-type="string">
            <text:p text:style-name="P18">graduate_student.id</text:p>
          </table:table-cell>
        </table:table-row>
      </table:table>
      <text:p text:style-name="P40"/>
      <text:p text:style-name="P41">id → name, location, professor.id, graduate_student.id</text:p>
      <text:p text:style-name="P41"/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A"/>
        <table:table-column table:style-name="表格5.E"/>
        <table:table-column table:style-name="表格5.F"/>
        <table:table-column table:style-name="表格5.G"/>
        <table:table-row>
          <table:table-cell table:style-name="表格5.A1" table:number-columns-spanned="7" office:value-type="string">
            <text:p text:style-name="P28">graduate_stud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5.A2" office:value-type="string">
            <text:p text:style-name="P6">id</text:p>
          </table:table-cell>
          <table:table-cell table:style-name="表格5.B2" office:value-type="string">
            <text:p text:style-name="P28">name</text:p>
          </table:table-cell>
          <table:table-cell table:style-name="表格5.C2" office:value-type="string">
            <text:p text:style-name="P28">age</text:p>
          </table:table-cell>
          <table:table-cell table:style-name="表格5.D2" office:value-type="string">
            <text:p text:style-name="P28">degree</text:p>
          </table:table-cell>
          <table:table-cell table:style-name="表格5.E2" office:value-type="string">
            <text:p text:style-name="P28">program</text:p>
          </table:table-cell>
          <table:table-cell table:style-name="表格5.F2" office:value-type="string">
            <text:p text:style-name="P19">professor.id</text:p>
          </table:table-cell>
          <table:table-cell table:style-name="表格5.G2" office:value-type="string">
            <text:p text:style-name="P19">address_book.<text:span text:style-name="T6">student_</text:span>id</text:p>
          </table:table-cell>
        </table:table-row>
      </table:table>
      <text:p text:style-name="P41"/>
      <text:p text:style-name="P43">id → name, age, degree, program, professor.id, address_book.<text:span text:style-name="T10">student_</text:span>id</text:p>
      <text:p text:style-name="P43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table:number-columns-spanned="4" office:value-type="string">
            <text:p text:style-name="P29"><text:span text:style-name="T7">graduate_</text:span>appl<text:span text:style-name="T7">ication</text:span></text:p>
          </table:table-cell>
          <table:covered-table-cell/>
          <table:covered-table-cell/>
          <table:covered-table-cell/>
        </table:table-row>
        <table:table-row>
          <table:table-cell table:style-name="表格6.A2" office:value-type="string">
            <text:p text:style-name="P15">graduate_student.id</text:p>
          </table:table-cell>
          <table:table-cell table:style-name="表格6.B2" office:value-type="string">
            <text:p text:style-name="P15">course.id</text:p>
          </table:table-cell>
          <table:table-cell table:style-name="表格6.C2" office:value-type="string">
            <text:p text:style-name="P23">address_book.student_id</text:p>
          </table:table-cell>
          <table:table-cell table:style-name="表格6.D2" office:value-type="string">
            <text:p text:style-name="P33">complete</text:p>
          </table:table-cell>
        </table:table-row>
      </table:table>
      <text:p text:style-name="P43"/>
      <text:p text:style-name="P48">graduate_student.id, course.id → address_book.student_id, complete</text:p>
      <text:p text:style-name="P50">graduate_student.id → address_book.student_id</text:p>
      <text:p text:style-name="P50">course.id → complete</text:p>
      <text:p text:style-name="P43"/>
      <table:table table:name="表格7" table:style-name="表格7">
        <table:table-column table:style-name="表格7.A" table:number-columns-repeated="5"/>
        <table:table-column table:style-name="表格7.F"/>
        <table:table-row>
          <table:table-cell table:style-name="表格7.A1" table:number-columns-spanned="6" office:value-type="string">
            <text:p text:style-name="P30">cour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7.A2" office:value-type="string">
            <text:p text:style-name="P7">id</text:p>
          </table:table-cell>
          <table:table-cell table:style-name="表格7.B2" office:value-type="string">
            <text:p text:style-name="P30">year</text:p>
          </table:table-cell>
          <table:table-cell table:style-name="表格7.C2" office:value-type="string">
            <text:p text:style-name="P30">name</text:p>
          </table:table-cell>
          <table:table-cell table:style-name="表格7.D2" office:value-type="string">
            <text:p text:style-name="P30">timetable</text:p>
          </table:table-cell>
          <table:table-cell table:style-name="表格7.E2" office:value-type="string">
            <text:p text:style-name="P30">syllabus</text:p>
          </table:table-cell>
          <table:table-cell table:style-name="表格7.F2" office:value-type="string">
            <text:p text:style-name="P20">professor.id</text:p>
          </table:table-cell>
        </table:table-row>
      </table:table>
      <text:p text:style-name="P43"/>
      <text:p text:style-name="P44">id → year, name, timetable, syllabus, professor.id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A"/>
        <table:table-column table:style-name="表格8.E"/>
        <table:table-column table:style-name="表格8.F"/>
        <table:table-column table:style-name="表格8.G"/>
        <text:soft-page-break/>
        <table:table-row>
          <table:table-cell table:style-name="表格8.A1" table:number-columns-spanned="7" office:value-type="string">
            <text:p text:style-name="P31">undergraduate_stud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8.A2" office:value-type="string">
            <text:p text:style-name="P8">id</text:p>
          </table:table-cell>
          <table:table-cell table:style-name="表格8.B2" office:value-type="string">
            <text:p text:style-name="P31">name</text:p>
          </table:table-cell>
          <table:table-cell table:style-name="表格8.C2" office:value-type="string">
            <text:p text:style-name="P31">age</text:p>
          </table:table-cell>
          <table:table-cell table:style-name="表格8.D2" office:value-type="string">
            <text:p text:style-name="P31">class</text:p>
          </table:table-cell>
          <table:table-cell table:style-name="表格8.E2" office:value-type="string">
            <text:p text:style-name="P31">program</text:p>
          </table:table-cell>
          <table:table-cell table:style-name="表格8.F2" office:value-type="string">
            <text:p text:style-name="P21">professor.id</text:p>
          </table:table-cell>
          <table:table-cell table:style-name="表格8.G2" office:value-type="string">
            <text:p text:style-name="P22">address_book.<text:span text:style-name="T6">student_</text:span>id</text:p>
          </table:table-cell>
        </table:table-row>
      </table:table>
      <text:p text:style-name="P45"/>
      <text:p text:style-name="P45">id → name, age, class, program, professor.id, address_book.<text:span text:style-name="T10">student_</text:span>id</text:p>
      <text:p text:style-name="P45"/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E"/>
        <table:table-row>
          <table:table-cell table:style-name="表格9.A1" table:number-columns-spanned="5" office:value-type="string">
            <text:p text:style-name="P32">address_boo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9.A2" office:value-type="string">
            <text:p text:style-name="P9"><text:span text:style-name="T5">student_</text:span>id</text:p>
          </table:table-cell>
          <table:table-cell table:style-name="表格9.B2" office:value-type="string">
            <text:p text:style-name="P32">address</text:p>
          </table:table-cell>
          <table:table-cell table:style-name="表格9.C2" office:value-type="string">
            <text:p text:style-name="P32">email</text:p>
          </table:table-cell>
          <table:table-cell table:style-name="表格9.D2" office:value-type="string">
            <text:p text:style-name="P32">phone_number</text:p>
          </table:table-cell>
          <table:table-cell table:style-name="表格9.E2" office:value-type="string">
            <text:p text:style-name="P32">line_id</text:p>
          </table:table-cell>
        </table:table-row>
      </table:table>
      <text:p text:style-name="P45"/>
      <text:p text:style-name="P46"><text:span text:style-name="T10">student_</text:span>id → address, email, phone_number, line_id</text:p>
      <text:p text:style-name="P46"/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row>
          <table:table-cell table:style-name="表格10.A1" table:number-columns-spanned="4" office:value-type="string">
            <text:p text:style-name="P34">undergraduate_application</text:p>
          </table:table-cell>
          <table:covered-table-cell/>
          <table:covered-table-cell/>
          <table:covered-table-cell/>
        </table:table-row>
        <table:table-row>
          <table:table-cell table:style-name="表格10.A2" office:value-type="string">
            <text:p text:style-name="P16">undergraduate_student.id</text:p>
          </table:table-cell>
          <table:table-cell table:style-name="表格10.B2" office:value-type="string">
            <text:p text:style-name="P16">course.id</text:p>
          </table:table-cell>
          <table:table-cell table:style-name="表格10.C2" office:value-type="string">
            <text:p text:style-name="P24">address_book.student_id</text:p>
          </table:table-cell>
          <table:table-cell table:style-name="表格10.D2" office:value-type="string">
            <text:p text:style-name="P34">complete</text:p>
          </table:table-cell>
        </table:table-row>
      </table:table>
      <text:p text:style-name="P46"/>
      <text:p text:style-name="P49">undergraduate_student.id, course.id → address_book.student_id, complete</text:p>
      <text:p text:style-name="P50">undergraduate_student.id → address_book.student_id</text:p>
      <text:p text:style-name="P50">course.id → complete</text:p>
      <text:p text:style-name="P50"/>
      <text:p text:style-name="P38">II. Normalization Process:</text:p>
      <text:p text:style-name="P51"/>
      <text:p text:style-name="P52"><text:span text:style-name="T15">Relation</text:span> <text:span text:style-name="T13">graduate_application</text:span> and <text:span text:style-name="T13">undergraduate_application</text:span> <text:span text:style-name="T9">are not in BCNF.</text:span></text:p>
      <text:p text:style-name="P53">Remove <text:span text:style-name="T12">attribute </text:span><text:span text:style-name="T13">address_book.student_id</text:span> and <text:span text:style-name="T13">complete</text:span></text:p>
      <text:p text:style-name="P58">from <text:span text:style-name="T15">relation</text:span> <text:span text:style-name="T13">graduate_application</text:span> and <text:span text:style-name="T13">undergraduate_application</text:span><text:span text:style-name="T14">.</text:span></text:p>
      <text:p text:style-name="P54">Merge attribute <text:span text:style-name="T13">complete</text:span> into <text:span text:style-name="T15">relation</text:span> <text:span text:style-name="T13">course</text:span>.</text:p>
      <text:p text:style-name="P54"/>
      <text:p text:style-name="P55">Other <text:span text:style-name="T16">relations</text:span> are already in BCNF.</text:p>
      <text:p text:style-name="P55"/>
      <text:p text:style-name="P39">III. After Normalization:</text:p>
      <text:p text:style-name="P55"/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35">graduate_application</text:p>
          </table:table-cell>
          <table:covered-table-cell/>
        </table:table-row>
        <table:table-row>
          <table:table-cell table:style-name="表格11.A2" office:value-type="string">
            <text:p text:style-name="P17">graduate_student.id</text:p>
          </table:table-cell>
          <table:table-cell table:style-name="表格11.B2" office:value-type="string">
            <text:p text:style-name="P17">course.id</text:p>
          </table:table-cell>
        </table:table-row>
      </table:table>
      <text:p text:style-name="P55"/>
      <text:p text:style-name="P55"/>
      <table:table table:name="表格12" table:style-name="表格12">
        <table:table-column table:style-name="表格12.A"/>
        <table:table-column table:style-name="表格12.B"/>
        <table:table-row>
          <table:table-cell table:style-name="表格12.A1" table:number-columns-spanned="2" office:value-type="string">
            <text:p text:style-name="P35">undergraduate_application</text:p>
          </table:table-cell>
          <table:covered-table-cell/>
        </table:table-row>
        <table:table-row>
          <table:table-cell table:style-name="表格12.A2" office:value-type="string">
            <text:p text:style-name="P17">undergraduate_student.id</text:p>
          </table:table-cell>
          <table:table-cell table:style-name="表格12.B2" office:value-type="string">
            <text:p text:style-name="P17">course.id</text:p>
          </table:table-cell>
        </table:table-row>
      </table:table>
      <text:p text:style-name="P55"/>
      <text:p text:style-name="P55"/>
      <table:table table:name="表格13" table:style-name="表格13">
        <table:table-column table:style-name="表格13.A" table:number-columns-repeated="6"/>
        <table:table-column table:style-name="表格13.G"/>
        <table:table-row>
          <table:table-cell table:style-name="表格13.A1" table:number-columns-spanned="7" office:value-type="string">
            <text:p text:style-name="P35">cours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3.F2" office:value-type="string">
            <text:p text:style-name="P10">id</text:p>
          </table:table-cell>
          <table:table-cell table:style-name="表格13.F2" office:value-type="string">
            <text:p text:style-name="P35">year</text:p>
          </table:table-cell>
          <table:table-cell table:style-name="表格13.F2" office:value-type="string">
            <text:p text:style-name="P35">name</text:p>
          </table:table-cell>
          <table:table-cell table:style-name="表格13.F2" office:value-type="string">
            <text:p text:style-name="P35">timetable</text:p>
          </table:table-cell>
          <table:table-cell table:style-name="表格13.F2" office:value-type="string">
            <text:p text:style-name="P35">syllabus</text:p>
          </table:table-cell>
          <table:table-cell table:style-name="表格13.F2" office:value-type="string">
            <text:p text:style-name="P35">complete</text:p>
          </table:table-cell>
          <table:table-cell table:style-name="表格13.G2" office:value-type="string">
            <text:p text:style-name="P25">professor.id</text:p>
          </table:table-cell>
        </table:table-row>
      </table:table>
      <text:p text:style-name="P55"/>
      <text:p text:style-name="P55">id → year, name, timetable, syllabus, complete, professor.id</text:p>
      <text:p text:style-name="P55"/>
      <text:p text:style-name="P55">Other relations are not modified.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文泉驛微米黑" svg:font-family="文泉驛微米黑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文泉驛微米黑" style:font-family-asian="文泉驛微米黑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文泉驛微米黑" style:font-family-asian="文泉驛微米黑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文泉驛微米黑" style:font-family-asian="文泉驛微米黑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22:54:09.242613669</meta:creation-date>
    <dc:date>2016-05-24T02:08:47.758303287</dc:date>
    <meta:editing-duration>PT2H40M52S</meta:editing-duration>
    <meta:editing-cycles>40</meta:editing-cycles>
    <meta:generator>LibreOffice/5.1.3.2$Linux_X86_64 LibreOffice_project/10m0$Build-2</meta:generator>
    <meta:document-statistic meta:table-count="13" meta:image-count="0" meta:object-count="0" meta:page-count="2" meta:paragraph-count="102" meta:word-count="226" meta:character-count="2044" meta:non-whitespace-character-count="1920"/>
  </office:meta>
</office:document-meta>
</file>